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600"/>
    </style:style>
    <style:style style:name="ce4" style:family="table-cell" style:parent-style-name="Default" style:data-style-name="N100">
      <style:text-properties fo:font-style="italic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dist_error</text:p>
          </table:table-cell>
          <table:table-cell office:value-type="string" calcext:value-type="string">
            <text:p>distance</text:p>
          </table:table-cell>
          <table:table-cell/>
          <table:table-cell table:style-name="ce2" office:value-type="string" calcext:value-type="string">
            <text:p>rel error dist</text:p>
          </table:table-cell>
        </table:table-row>
        <table:table-row table:style-name="ro1">
          <table:table-cell office:value-type="float" office:value="0.0863196" calcext:value-type="float">
            <text:p>0,0863196</text:p>
          </table:table-cell>
          <table:table-cell office:value-type="float" office:value="399.573" calcext:value-type="float">
            <text:p>399,573</text:p>
          </table:table-cell>
          <table:table-cell table:style-name="ce1" office:value-type="float" office:value="0.00000275" calcext:value-type="float">
            <text:p>2,75E-006</text:p>
          </table:table-cell>
          <table:table-cell office:value-type="float" office:value="0.005716" calcext:value-type="float">
            <text:p>0,005716</text:p>
          </table:table-cell>
          <table:table-cell table:formula="of:=(1/[.A2])^2" office:value-type="float" office:value="134.208852041938" calcext:value-type="float">
            <text:p>134,2088520419</text:p>
          </table:table-cell>
          <table:table-cell table:formula="of:=([.B2]/[.A2]^2)^2" office:value-type="float" office:value="2875772934.08511" calcext:value-type="float">
            <text:p>2875772934,08511</text:p>
          </table:table-cell>
          <table:table-cell table:formula="of:=([.E2]*[.D2]^2+[.F2]*[.C2]^2)^0.5" office:value-type="float" office:value="0.161657021093857" calcext:value-type="float">
            <text:p>0,1616570211</text:p>
          </table:table-cell>
          <table:table-cell table:style-name="ce3" table:formula="of:=[.B2]/[.A2]" office:value-type="float" office:value="4628.99503704837" calcext:value-type="float">
            <text:p>4629,00</text:p>
          </table:table-cell>
          <table:table-cell office:value-type="string" calcext:value-type="string">
            <text:p>Feb-2015 (SBA, inner)</text:p>
          </table:table-cell>
          <table:table-cell table:style-name="ce2" table:formula="of:=100*[.G2]/[.H2]" office:value-type="float" office:value="0.00349227034809993" calcext:value-type="float">
            <text:p>0,0034922703</text:p>
          </table:table-cell>
        </table:table-row>
        <table:table-row table:style-name="ro1">
          <table:table-cell office:value-type="float" office:value="0.172463" calcext:value-type="float">
            <text:p>0,172463</text:p>
          </table:table-cell>
          <table:table-cell office:value-type="float" office:value="798.443" calcext:value-type="float">
            <text:p>798,443</text:p>
          </table:table-cell>
          <table:table-cell table:style-name="ce1" office:value-type="float" office:value="0.00000724" calcext:value-type="float">
            <text:p>7,24E-006</text:p>
          </table:table-cell>
          <table:table-cell office:value-type="float" office:value="0.01154" calcext:value-type="float">
            <text:p>0,01154</text:p>
          </table:table-cell>
          <table:table-cell table:formula="of:=(1/[.A3])^2" office:value-type="float" office:value="33.6208065051259" calcext:value-type="float">
            <text:p>33,6208065051</text:p>
          </table:table-cell>
          <table:table-cell table:formula="of:=([.B3]/[.A3]^2)^2" office:value-type="float" office:value="720616314.086861" calcext:value-type="float">
            <text:p>720616314,086861</text:p>
          </table:table-cell>
          <table:table-cell table:formula="of:=([.E3]*[.D3]^2+[.F3]*[.C3]^2)^0.5" office:value-type="float" office:value="0.205548812453046" calcext:value-type="float">
            <text:p>0,2055488125</text:p>
          </table:table-cell>
          <table:table-cell table:style-name="ce3" table:formula="of:=[.B3]/[.A3]" office:value-type="float" office:value="4629.64809843271" calcext:value-type="float">
            <text:p>4629,65</text:p>
          </table:table-cell>
          <table:table-cell office:value-type="string" calcext:value-type="string">
            <text:p>Feb-2015 (SBA, outer)</text:p>
          </table:table-cell>
          <table:table-cell table:style-name="ce2" table:formula="of:=100*[.G3]/[.H3]" office:value-type="float" office:value="0.00443983663731659" calcext:value-type="float">
            <text:p>0,0044398366</text:p>
          </table:table-cell>
        </table:table-row>
        <table:table-row table:style-name="ro1">
          <table:table-cell office:value-type="float" office:value="0.136404" calcext:value-type="float">
            <text:p>0,136404</text:p>
          </table:table-cell>
          <table:table-cell office:value-type="float" office:value="631.443" calcext:value-type="float">
            <text:p>631,443</text:p>
          </table:table-cell>
          <table:table-cell table:style-name="ce1" office:value-type="float" office:value="0.00002612" calcext:value-type="float">
            <text:p>2,61E-005</text:p>
          </table:table-cell>
          <table:table-cell office:value-type="float" office:value="0.04328" calcext:value-type="float">
            <text:p>0,04328</text:p>
          </table:table-cell>
          <table:table-cell table:formula="of:=(1/[.A4])^2" office:value-type="float" office:value="53.745955463138" calcext:value-type="float">
            <text:p>53,7459554631</text:p>
          </table:table-cell>
          <table:table-cell table:formula="of:=([.B4]/[.A4]^2)^2" office:value-type="float" office:value="1151754405.50531" calcext:value-type="float">
            <text:p>1151754405,50531</text:p>
          </table:table-cell>
          <table:table-cell table:formula="of:=([.E4]*[.D4]^2+[.F4]*[.C4]^2)^0.5" office:value-type="float" office:value="0.941522277387628" calcext:value-type="float">
            <text:p>0,9415222774</text:p>
          </table:table-cell>
          <table:table-cell table:style-name="ce3" table:formula="of:=[.B4]/[.A4]" office:value-type="float" office:value="4629.21175332102" calcext:value-type="float">
            <text:p>4629,21</text:p>
          </table:table-cell>
          <table:table-cell office:value-type="string" calcext:value-type="string">
            <text:p>Feb-2015 (AgBehe, x&gt;1000)</text:p>
          </table:table-cell>
          <table:table-cell table:style-name="ce2" table:formula="of:=100*[.G4]/[.H4]" office:value-type="float" office:value="0.020338716990256" calcext:value-type="float">
            <text:p>0,020338717</text:p>
          </table:table-cell>
        </table:table-row>
        <table:table-row table:style-name="ro1">
          <table:table-cell office:value-type="float" office:value="0.135852" calcext:value-type="float">
            <text:p>0,135852</text:p>
          </table:table-cell>
          <table:table-cell office:value-type="float" office:value="630.458" calcext:value-type="float">
            <text:p>630,458</text:p>
          </table:table-cell>
          <table:table-cell table:style-name="ce1" office:value-type="float" office:value="0.000265" calcext:value-type="float">
            <text:p>2,65E-004</text:p>
          </table:table-cell>
          <table:table-cell office:value-type="float" office:value="0.4228" calcext:value-type="float">
            <text:p>0,4228</text:p>
          </table:table-cell>
          <table:table-cell table:formula="of:=(1/[.A5])^2" office:value-type="float" office:value="54.1836088083056" calcext:value-type="float">
            <text:p>54,1836088083</text:p>
          </table:table-cell>
          <table:table-cell table:formula="of:=([.B5]/[.A5]^2)^2" office:value-type="float" office:value="1166939052.58575" calcext:value-type="float">
            <text:p>1166939052,58575</text:p>
          </table:table-cell>
          <table:table-cell table:formula="of:=([.E5]*[.D5]^2+[.F5]*[.C5]^2)^0.5" office:value-type="float" office:value="9.5725727058628" calcext:value-type="float">
            <text:p>9,5725727059</text:p>
          </table:table-cell>
          <table:table-cell table:style-name="ce3" table:formula="of:=[.B5]/[.A5]" office:value-type="float" office:value="4640.77083885405" calcext:value-type="float">
            <text:p>4640,77</text:p>
          </table:table-cell>
          <table:table-cell office:value-type="string" calcext:value-type="string">
            <text:p>Feb-2015 (AgBehe)</text:p>
          </table:table-cell>
          <table:table-cell table:style-name="ce2" table:formula="of:=100*[.G5]/[.H5]" office:value-type="float" office:value="0.20627117860934" calcext:value-type="float">
            <text:p>0,2062711786</text:p>
          </table:table-cell>
        </table:table-row>
        <table:table-row table:style-name="ro1">
          <table:table-cell table:number-columns-repeated="6"/>
          <table:table-cell table:formula="of:=([.G2]^2+[.G4]^2)^0.5" office:value-type="float" office:value="0.955299529616824" calcext:value-type="float">
            <text:p>0,9552995296</text:p>
          </table:table-cell>
          <table:table-cell table:style-name="ce3" table:formula="of:=AVERAGE([.H2];[.H4])" office:value-type="float" office:value="4629.10339518469" calcext:value-type="float">
            <text:p>4629,10</text:p>
          </table:table-cell>
          <table:table-cell table:style-name="ce4" office:value-type="string" calcext:value-type="string">
            <text:p>Feb-2015 (Avg)</text:p>
          </table:table-cell>
          <table:table-cell/>
        </table:table-row>
        <table:table-row table:style-name="ro1" table:number-rows-repeated="7">
          <table:table-cell table:number-columns-repeated="7"/>
          <table:table-cell table:style-name="ce3"/>
          <table:table-cell table:number-columns-repeated="2"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.00.0000</text:date>, <text:time style:data-style-name="N2" text:time-value="13:35:39.7061007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16:18:54</meta:creation-date>
    <dc:date>2016-07-20T14:32:08.810117207</dc:date>
    <meta:editing-duration>PT5H7M24S</meta:editing-duration>
    <meta:editing-cycles>32</meta:editing-cycles>
    <meta:generator>LibreOffice/5.0.6.3$Linux_X86_64 LibreOffice_project/00m0$Build-3</meta:generator>
    <dc:creator>Raul Garcia-Diez</dc:creator>
    <meta:document-statistic meta:table-count="3" meta:cell-count="52" meta:object-count="0"/>
  </office:meta>
</office:document-meta>
</file>